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F000002EBAE4734F3456F4CFD.png" manifest:media-type="image/png"/>
  <manifest:file-entry manifest:full-path="Pictures/100002010000035E0000033AF787CCDC005FFAA2.png" manifest:media-type="image/png"/>
  <manifest:file-entry manifest:full-path="Pictures/10000201000003AE000002A1305D326AB49ABF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def" officeooo:paragraph-rsid="0010bd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6 Assignment</text:p>
      <text:p text:style-name="P1"/>
      <text:p text:style-name="P1"/>
      <text:p text:style-name="P1"/>
      <text:p text:style-name="P1"><draw:frame draw:style-name="fr1" draw:name="Image1" text:anchor-type="char" svg:x="-0.397cm" svg:y="3.413cm" svg:width="17cm" svg:height="12.144cm" draw:z-index="0"><draw:image xlink:href="Pictures/10000201000003AE000002A1305D326AB49ABFFC.png" xlink:type="simple" xlink:show="embed" xlink:actuate="onLoad" loext:mime-type="image/png"/></draw:frame></text:p>
      <text:p text:style-name="P1"/>
      <text:p text:style-name="P1">Problem 1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Problem 2:</text:p>
      <text:p text:style-name="P1"/>
      <text:p text:style-name="P1"/>
      <text:p text:style-name="P1"><draw:frame draw:style-name="fr1" draw:name="Image2" text:anchor-type="char" svg:x="0cm" svg:y="1.058cm" svg:width="17cm" svg:height="16.29cm" draw:z-index="1"><draw:image xlink:href="Pictures/100002010000035E0000033AF787CCDC005FFA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roblem 3</text:p>
      <text:p text:style-name="P1"/>
      <text:p text:style-name="P1"/>
      <text:p text:style-name="P1"><draw:frame draw:style-name="fr1" draw:name="Image3" text:anchor-type="char" svg:x="0.132cm" svg:y="3.625cm" svg:width="17cm" svg:height="14.182cm" draw:z-index="2"><draw:image xlink:href="Pictures/10000201000003AF000002EBAE4734F3456F4CF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1:54:09.898994909</meta:creation-date>
    <dc:date>2022-04-25T11:56:26.706305389</dc:date>
    <meta:editing-duration>PT2M17S</meta:editing-duration>
    <meta:editing-cycles>1</meta:editing-cycles>
    <meta:document-statistic meta:table-count="0" meta:image-count="3" meta:object-count="0" meta:page-count="4" meta:paragraph-count="4" meta:word-count="8" meta:character-count="47" meta:non-whitespace-character-count="43"/>
    <meta:generator>LibreOffice/6.4.7.2$Linux_X86_64 LibreOffice_project/40$Build-2</meta:generator>
  </office:meta>
</office:document-meta>
</file>